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FF000000FF2F42B0BC026BB583.png" manifest:media-type="image/png"/>
  <manifest:file-entry manifest:full-path="Pictures/100004F900001A5600001A5662FD026EDBAFA3B1.svg" manifest:media-type="image/svg+xml"/>
  <manifest:file-entry manifest:full-path="Pictures/1000000100000200000002004664B68DEC21F287.png" manifest:media-type="image/png"/>
  <manifest:file-entry manifest:full-path="Pictures/10000001000004000000040004CA4EF1C924487F.png" manifest:media-type="image/png"/>
  <manifest:file-entry manifest:full-path="Pictures/10000001000002C3000002C3E5357C31DF5BBAFB.png" manifest:media-type="image/png"/>
  <manifest:file-entry manifest:full-path="Pictures/100022F40000675A0000675AB1BDAEFA16E4E2FA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ans CJK TC1" svg:font-family="'Noto Sans CJK TC'" style:font-family-generic="swiss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family-generic="roman" style:font-pitch="variable"/>
    <style:font-face style:name="文泉驛正黑" svg:font-family="文泉驛正黑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London_20_Mist" draw:gradient-step-count="0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title">
      <style:graphic-properties draw:auto-grow-height="true" fo:min-height="4.505cm"/>
      <style:paragraph-properties style:writing-mode="lr-tb"/>
    </style:style>
    <style:style style:name="pr2" style:family="presentation" style:parent-style-name="預設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預設-title">
      <style:graphic-properties fo:min-height="3.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Noto Sans CJK TC Black" fo:font-weight="bold" style:font-name-asian="Noto Sans CJK TC Black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Noto Sans CJK TC Black1" fo:font-size="66pt" style:font-size-asian="66pt" style:font-size-complex="66pt"/>
    </style:style>
    <style:style style:name="T1" style:family="text">
      <style:text-properties style:font-name="Noto Sans CJK TC Black" fo:font-weight="bold" style:font-name-asian="Noto Sans CJK TC Black" style:font-weight-asian="bold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style:font-name="Noto Sans CJK TC Black1" fo:font-size="66pt" style:font-name-asian="Noto Sans CJK TC Black1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2" draw:layer="layout" svg:width="19.012cm" svg:height="4.505cm" svg:x="7.428cm" svg:y="13.495cm" presentation:class="title" presentation:user-transformed="true">
          <draw:text-box>
            <text:p text:style-name="P1"><text:span text:style-name="T1">請珍惜時間、注意力、生命</text:span></text:p>
          </draw:text-box>
        </draw:frame>
        <draw:frame draw:style-name="gr1" draw:text-style-name="P3" draw:layer="layout" svg:width="7.042cm" svg:height="7.041cm" svg:x="11.31cm" svg:y="4.829cm">
          <draw:image xlink:href="Pictures/100022F40000675A0000675AB1BDAEFA16E4E2FA.svg" xlink:type="simple" xlink:show="embed" xlink:actuate="onLoad" draw:mime-type="image/svg+xml">
            <text:p/>
          </draw:image>
          <draw:image xlink:href="Pictures/10000001000002C3000002C3E5357C31DF5BBAFB.png" xlink:type="simple" xlink:show="embed" xlink:actuate="onLoad" draw:mime-type="image/png"/>
        </draw:frame>
        <draw:frame draw:style-name="gr1" draw:text-style-name="P3" draw:layer="layout" svg:width="8.042cm" svg:height="8.041cm" svg:x="15.36cm" svg:y="4.1cm">
          <draw:image xlink:href="Pictures/10000001000004000000040004CA4EF1C924487F.png" xlink:type="simple" xlink:show="embed" xlink:actuate="onLoad" draw:mime-type="image/png">
            <text:p/>
          </draw:image>
        </draw:frame>
        <draw:frame draw:style-name="gr1" draw:text-style-name="P3" draw:layer="layout" svg:width="12.964cm" svg:height="12.962cm" draw:transform="rotate (-0.00296705972839042) translate (10.539cm 1.5cm)">
          <draw:image xlink:href="Pictures/1000000100000200000002004664B68DEC21F28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預設" presentation:presentation-page-layout-name="AL2T1">
        <office:forms form:automatic-focus="false" form:apply-design-mode="false"/>
        <draw:frame presentation:style-name="pr3" draw:text-style-name="P5" draw:layer="layout" svg:width="30.481cm" svg:height="6.741cm" svg:x="6.889cm" svg:y="6.155cm" presentation:class="title" presentation:user-transformed="true">
          <draw:text-box>
            <text:p text:style-name="P5"><text:span text:style-name="T2">GrapheneOS </text:span><text:span text:style-name="T2"><text:line-break/></text:span><text:span text:style-name="T3">使用心得</text:span></text:p>
          </draw:text-box>
        </draw:frame>
        <draw:frame draw:style-name="gr3" draw:text-style-name="P1" draw:layer="layout" svg:width="11.048cm" svg:height="11.047cm" svg:x="1.5cm" svg:y="4.002cm" presentation:class="graphic" presentation:user-transformed="true">
          <draw:image xlink:href="Pictures/100004F900001A5600001A5662FD026EDBAFA3B1.svg" xlink:type="simple" xlink:show="embed" xlink:actuate="onLoad" draw:mime-type="image/svg+xml">
            <text:p/>
          </draw:image>
          <draw:image xlink:href="Pictures/10000001000000FF000000FF2F42B0BC026BB583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Black" svg:font-family="'Noto Sans CJK TC Black'" style:font-family-generic="swiss" style:font-pitch="variable"/>
    <style:font-face style:name="Noto Sans CJK TC Black1" svg:font-family="'Noto Sans CJK TC Black'" style:font-adornments="Black" style:font-family-generic="swiss" style:font-pitch="variable"/>
    <style:font-face style:name="Noto Sans CJK TC1" svg:font-family="'Noto Sans CJK TC'" style:font-family-generic="swiss" style:font-pitch="variable"/>
    <style:font-face style:name="Noto Serif CJK TC" svg:font-family="'Noto Serif CJK TC'" style:font-family-generic="system" style:font-pitch="variable"/>
    <style:font-face style:name="Noto Serif CJK TC Black" svg:font-family="'Noto Serif CJK TC Black'" style:font-family-generic="roman" style:font-pitch="variable"/>
    <style:font-face style:name="文泉驛正黑" svg:font-family="文泉驛正黑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London_20_Mist" draw:display-name="London Mist" draw:style="linear" draw:start-color="#cccccc" draw:end-color="#666666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1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479cm" fo:margin-bottom="0cm" fo:text-indent="0cm"/>
      <style:text-properties fo:font-size="33.7999992370606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.358cm" fo:margin-bottom="0cm" fo:text-indent="0cm"/>
      <style:text-properties fo:font-size="28.8999996185303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.235cm" fo:margin-bottom="0cm" fo:text-indent="0cm"/>
      <style:text-properties fo:font-size="24.2000007629395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.117cm" fo:margin-bottom="0cm" fo:text-indent="0cm"/>
      <style:text-properties fo:font-size="24.2000007629395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30.481cm" svg:height="3.18cm" svg:x="1.69cm" svg:y="0.758cm" presentation:class="title" presentation:placeholder="true">
        <draw:text-box/>
      </draw:frame>
      <draw:frame presentation:style-name="預設-outline1" draw:layer="backgroundobjects" svg:width="30.481cm" svg:height="11.047cm" svg:x="1.69cm" svg:y="4.454cm" presentation:class="outline" presentation:placeholder="true">
        <draw:text-box/>
      </draw:frame>
      <draw:frame presentation:style-name="Mpr1" draw:text-style-name="MP2" draw:layer="backgroundobjects" svg:width="7.892cm" svg:height="1.312cm" svg:x="1.69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5cm" svg:height="1.312cm" svg:x="11.579cm" svg:y="17.3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2cm" svg:height="1.312cm" svg:x="24.278cm" svg:y="17.352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2:16.214930248</meta:creation-date>
    <dc:date>2023-02-27T23:46:56.393116359</dc:date>
    <meta:editing-duration>PT26M</meta:editing-duration>
    <meta:editing-cycles>3</meta:editing-cycles>
    <meta:generator>LibreOffice/7.5.0.3$Linux_X86_64 LibreOffice_project/50$Build-3</meta:generator>
    <meta:document-statistic meta:object-count="31"/>
  </office:meta>
</office:document-meta>
</file>